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35.313cm" table:align="margins" style:writing-mode="lr-tb"/>
    </style:style>
    <style:style style:name="Tableau1.A" style:family="table-column">
      <style:table-column-properties style:column-width="17.657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11fd48" officeooo:paragraph-rsid="0011fd48" style:font-size-asian="36pt" style:font-weight-asian="bold" style:font-size-complex="36pt" style:font-weight-complex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36pt" fo:font-weight="bold" officeooo:rsid="0012a29a" officeooo:paragraph-rsid="0012a29a" style:font-size-asian="36pt" style:font-weight-asian="bold" style:font-size-complex="36pt" style:font-weight-complex="bold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rsid="0012a29a" officeooo:paragraph-rsid="0012a29a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T1" style:family="text">
      <style:text-properties officeooo:rsid="0011fd48"/>
    </style:style>
    <style:style style:name="T2" style:family="text">
      <style:text-properties officeooo:rsid="0012a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H<text:span text:style-name="T2">URDEBOURCQ Paul</text:span></text:p>
      <text:p text:style-name="P3">TP<text:span text:style-name="T2">2</text:span></text:p>
      <text:p text:style-name="P4">R1-05 : BDD</text:p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0">Travaux effectués :</text:p>
          </table:table-cell>
          <table:table-cell table:style-name="Tableau1.B1" office:value-type="string">
            <text:p text:style-name="P10">A retenir :</text:p>
          </table:table-cell>
        </table:table-row>
        <table:table-row>
          <table:table-cell table:style-name="Tableau1.A2" office:value-type="string">
            <text:p text:style-name="P2">SELECT*FROM clients </text:p>
          </table:table-cell>
          <table:table-cell table:style-name="Tableau1.B2" office:value-type="string">
            <text:p text:style-name="P2">Affiche le contenu complet de la relation client. 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</table:table>
      <text:p text:style-name="P7">Page 1/ <text:tab/><text:tab/><text:tab/><text:tab/><text:tab/><text:tab/><text:tab/><text:tab/><text:tab/><text:tab/><text:tab/><text:tab/><text:tab/><text:tab/><text:tab/><text:tab/><text:tab/><text:tab/><text:tab/><text:tab/><text:tab/>28/10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2a29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urdebourcq</text:span> <text:span text:style-name="MT1">Paul</text:span><text:tab/>Groupe TPC<text:tab/></text:p>
        <text:p text:style-name="Header"/>
      </style:header>
      <style:footer>
        <text:p text:style-name="MP2">Page 1 sur <text:page-number text:select-page="current">2</text:page-number><text:s text:c="2"/><text:tab/><text:tab/><text:span text:style-name="MT1">28/10/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6</meta:editing-cycles>
    <meta:creation-date>2021-10-14T12:53:00</meta:creation-date>
    <dc:date>2021-10-28T14:48:24.724000000</dc:date>
    <meta:editing-duration>PT35M8S</meta:editing-duration>
    <meta:generator>LibreOffice/6.2.8.2$Windows_X86_64 LibreOffice_project/f82ddfca21ebc1e222a662a32b25c0c9d20169ee</meta:generator>
    <meta:document-statistic meta:table-count="1" meta:image-count="0" meta:object-count="0" meta:page-count="1" meta:paragraph-count="10" meta:word-count="34" meta:character-count="221" meta:non-whitespace-character-count="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